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sans" svg:font-family="Lucidasans" style:font-pitch="variable"/>
    <style:font-face style:name="Nimbus Sans L1" svg:font-family="'Nimbus Sans L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4.246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2.524cm"/>
    </style:style>
    <style:style style:name="ro3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5"/>
    <style:style style:name="ce4" style:family="table-cell" style:parent-style-name="Default" style:data-style-name="N111"/>
    <style:style style:name="ce5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emperature Estimation</text:p>
          </table:table-cell>
          <table:table-cell table:number-columns-repeated="14"/>
        </table:table-row>
        <table:table-row table:style-name="ro2">
          <table:table-cell table:style-name="ce1"/>
          <table:table-cell table:number-columns-repeated="14"/>
        </table:table-row>
        <table:table-row table:style-name="ro2">
          <table:table-cell table:style-name="ce2"/>
          <table:table-cell table:style-name="ce2" office:value-type="string">
            <text:p>set values</text:p>
          </table:table-cell>
          <table:table-cell table:number-columns-repeated="13"/>
        </table:table-row>
        <table:table-row table:style-name="ro2">
          <table:table-cell office:value-type="string">
            <text:p>rref</text:p>
          </table:table-cell>
          <table:table-cell office:value-type="float" office:value="10000">
            <text:p>10000</text:p>
          </table:table-cell>
          <table:table-cell/>
          <table:table-cell table:style-name="ce1" office:value-type="string">
            <text:p>ADC</text:p>
          </table:table-cell>
          <table:table-cell table:style-name="ce1" office:value-type="string">
            <text:p>Temperature</text:p>
          </table:table-cell>
          <table:table-cell table:style-name="ce1" office:value-type="string">
            <text:p>R</text:p>
          </table:table-cell>
          <table:table-cell/>
          <table:table-cell office:value-type="string">
            <text:p>ADC test</text:p>
          </table:table-cell>
          <table:table-cell office:value-type="string">
            <text:p>Temperature</text:p>
          </table:table-cell>
          <table:table-cell table:number-columns-repeated="6"/>
        </table:table-row>
        <table:table-row table:style-name="ro2">
          <table:table-cell office:value-type="string">
            <text:p>tref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formula="of:= [.$B$6] / ( [.$B$6] / ([.$B$5] + 273.15) + LN ( [.F5] / [.$B$4] ) ) - 273.15" office:value-type="float" office:value="-86.9866893466794">
            <text:p>-86,99</text:p>
          </table:table-cell>
          <table:table-cell table:formula="of:= (1024*[.$B$7])/[.D5]-[.$B$7]" office:value-type="float" office:value="10230000">
            <text:p>10230000</text:p>
          </table:table-cell>
          <table:table-cell/>
          <table:table-cell office:value-type="float" office:value="214">
            <text:p>214</text:p>
          </table:table-cell>
          <table:table-cell table:style-name="ce4" table:formula="of:= [.$B$6] / ( [.$B$6] / ([.$B$5] + 273.15) + LN ( ((1024*[.$B$7])/[.H5]-[.$B$7]) / [.$B$4] ) ) - 273.15" office:value-type="float" office:value="-5.87860095804621">
            <text:p>-5,879</text:p>
          </table:table-cell>
          <table:table-cell table:number-columns-repeated="6"/>
        </table:table-row>
        <table:table-row table:style-name="ro2">
          <table:table-cell office:value-type="string">
            <text:p>beta</text:p>
          </table:table-cell>
          <table:table-cell office:value-type="float" office:value="3435">
            <text:p>3435</text:p>
          </table:table-cell>
          <table:table-cell/>
          <table:table-cell table:formula="of:=[.D5]+[.$B$9]" office:value-type="float" office:value="11">
            <text:p>11</text:p>
          </table:table-cell>
          <table:table-cell table:formula="of:= [.$B$6] / ( [.$B$6] / ([.$B$5] + 273.15) + LN ( [.F6] / [.$B$4] ) ) - 273.15" office:value-type="float" office:value="-59.0489052963118">
            <text:p>-59,05</text:p>
          </table:table-cell>
          <table:table-cell table:formula="of:= (1024*[.$B$7])/[.D6]-[.$B$7]" office:value-type="float" office:value="920909.090909091">
            <text:p>920909,09</text:p>
          </table:table-cell>
          <table:table-cell table:number-columns-repeated="9"/>
        </table:table-row>
        <table:table-row table:style-name="ro2">
          <table:table-cell office:value-type="string">
            <text:p>rtherm</text:p>
          </table:table-cell>
          <table:table-cell office:value-type="float" office:value="10000">
            <text:p>10000</text:p>
          </table:table-cell>
          <table:table-cell/>
          <table:table-cell table:formula="of:=[.D6]+[.$B$9]" office:value-type="float" office:value="21">
            <text:p>21</text:p>
          </table:table-cell>
          <table:table-cell table:formula="of:= [.$B$6] / ( [.$B$6] / ([.$B$5] + 273.15) + LN ( [.F7] / [.$B$4] ) ) - 273.15" office:value-type="float" office:value="-49.9135891412977">
            <text:p>-49,91</text:p>
          </table:table-cell>
          <table:table-cell table:formula="of:= (1024*[.$B$7])/[.D7]-[.$B$7]" office:value-type="float" office:value="477619.047619048">
            <text:p>477619,0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]+[.$B$9]" office:value-type="float" office:value="31">
            <text:p>31</text:p>
          </table:table-cell>
          <table:table-cell table:formula="of:= [.$B$6] / ( [.$B$6] / ([.$B$5] + 273.15) + LN ( [.F8] / [.$B$4] ) ) - 273.15" office:value-type="float" office:value="-43.9634408067622">
            <text:p>-43,96</text:p>
          </table:table-cell>
          <table:table-cell table:formula="of:= (1024*[.$B$7])/[.D8]-[.$B$7]" office:value-type="float" office:value="320322.580645161">
            <text:p>320322,58</text:p>
          </table:table-cell>
          <table:table-cell table:number-columns-repeated="9"/>
        </table:table-row>
        <table:table-row table:style-name="ro2">
          <table:table-cell office:value-type="string">
            <text:p>ADC step</text:p>
          </table:table-cell>
          <table:table-cell table:style-name="ce3" office:value-type="float" office:value="10">
            <text:p>10</text:p>
          </table:table-cell>
          <table:table-cell/>
          <table:table-cell table:formula="of:=[.D8]+[.$B$9]" office:value-type="float" office:value="41">
            <text:p>41</text:p>
          </table:table-cell>
          <table:table-cell table:formula="of:= [.$B$6] / ( [.$B$6] / ([.$B$5] + 273.15) + LN ( [.F9] / [.$B$4] ) ) - 273.15" office:value-type="float" office:value="-39.4460617644843">
            <text:p>-39,45</text:p>
          </table:table-cell>
          <table:table-cell table:formula="of:= (1024*[.$B$7])/[.D9]-[.$B$7]" office:value-type="float" office:value="239756.097560976">
            <text:p>239756,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]+[.$B$9]" office:value-type="float" office:value="51">
            <text:p>51</text:p>
          </table:table-cell>
          <table:table-cell table:formula="of:= [.$B$6] / ( [.$B$6] / ([.$B$5] + 273.15) + LN ( [.F10] / [.$B$4] ) ) - 273.15" office:value-type="float" office:value="-35.7558193623991">
            <text:p>-35,76</text:p>
          </table:table-cell>
          <table:table-cell table:formula="of:= (1024*[.$B$7])/[.D10]-[.$B$7]" office:value-type="float" office:value="190784.31372549">
            <text:p>190784,3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]+[.$B$9]" office:value-type="float" office:value="61">
            <text:p>61</text:p>
          </table:table-cell>
          <table:table-cell table:formula="of:= [.$B$6] / ( [.$B$6] / ([.$B$5] + 273.15) + LN ( [.F11] / [.$B$4] ) ) - 273.15" office:value-type="float" office:value="-32.6075884289921">
            <text:p>-32,61</text:p>
          </table:table-cell>
          <table:table-cell table:formula="of:= (1024*[.$B$7])/[.D11]-[.$B$7]" office:value-type="float" office:value="157868.852459016">
            <text:p>157868,85</text:p>
          </table:table-cell>
          <table:table-cell>
            <draw:frame table:end-cell-address="Sheet1.N31" table:end-x="1.26cm" table:end-y="0.168cm" draw:z-index="0" draw:style-name="gr1" draw:text-style-name="P1" svg:width="15.999cm" svg:height="8.998cm" svg:x="3.166cm" svg:y="0.202cm">
              <draw:object draw:notify-on-update-of-ranges="Sheet1.D5:Sheet1.D107 Sheet1.E5:Sheet1.E10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11]+[.$B$9]" office:value-type="float" office:value="71">
            <text:p>71</text:p>
          </table:table-cell>
          <table:table-cell table:formula="of:= [.$B$6] / ( [.$B$6] / ([.$B$5] + 273.15) + LN ( [.F12] / [.$B$4] ) ) - 273.15" office:value-type="float" office:value="-29.8432634860535">
            <text:p>-29,84</text:p>
          </table:table-cell>
          <table:table-cell table:formula="of:= (1024*[.$B$7])/[.D12]-[.$B$7]" office:value-type="float" office:value="134225.352112676">
            <text:p>134225,3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2]+[.$B$9]" office:value-type="float" office:value="81">
            <text:p>81</text:p>
          </table:table-cell>
          <table:table-cell table:formula="of:= [.$B$6] / ( [.$B$6] / ([.$B$5] + 273.15) + LN ( [.F13] / [.$B$4] ) ) - 273.15" office:value-type="float" office:value="-27.3656062880536">
            <text:p>-27,37</text:p>
          </table:table-cell>
          <table:table-cell table:formula="of:= (1024*[.$B$7])/[.D13]-[.$B$7]" office:value-type="float" office:value="116419.75308642">
            <text:p>116419,7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3]+[.$B$9]" office:value-type="float" office:value="91">
            <text:p>91</text:p>
          </table:table-cell>
          <table:table-cell table:formula="of:= [.$B$6] / ( [.$B$6] / ([.$B$5] + 273.15) + LN ( [.F14] / [.$B$4] ) ) - 273.15" office:value-type="float" office:value="-25.1103463352418">
            <text:p>-25,11</text:p>
          </table:table-cell>
          <table:table-cell table:formula="of:= (1024*[.$B$7])/[.D14]-[.$B$7]" office:value-type="float" office:value="102527.472527473">
            <text:p>102527,47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4]+[.$B$9]" office:value-type="float" office:value="101">
            <text:p>101</text:p>
          </table:table-cell>
          <table:table-cell table:formula="of:= [.$B$6] / ( [.$B$6] / ([.$B$5] + 273.15) + LN ( [.F15] / [.$B$4] ) ) - 273.15" office:value-type="float" office:value="-23.0326809749799">
            <text:p>-23,03</text:p>
          </table:table-cell>
          <table:table-cell table:formula="of:= (1024*[.$B$7])/[.D15]-[.$B$7]" office:value-type="float" office:value="91386.1386138614">
            <text:p>91386,14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5]+[.$B$9]" office:value-type="float" office:value="111">
            <text:p>111</text:p>
          </table:table-cell>
          <table:table-cell table:formula="of:= [.$B$6] / ( [.$B$6] / ([.$B$5] + 273.15) + LN ( [.F16] / [.$B$4] ) ) - 273.15" office:value-type="float" office:value="-21.1000697062246">
            <text:p>-21,1</text:p>
          </table:table-cell>
          <table:table-cell table:formula="of:= (1024*[.$B$7])/[.D16]-[.$B$7]" office:value-type="float" office:value="82252.2522522523">
            <text:p>82252,2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6]+[.$B$9]" office:value-type="float" office:value="121">
            <text:p>121</text:p>
          </table:table-cell>
          <table:table-cell table:formula="of:= [.$B$6] / ( [.$B$6] / ([.$B$5] + 273.15) + LN ( [.F17] / [.$B$4] ) ) - 273.15" office:value-type="float" office:value="-19.2880926801525">
            <text:p>-19,29</text:p>
          </table:table-cell>
          <table:table-cell table:formula="of:= (1024*[.$B$7])/[.D17]-[.$B$7]" office:value-type="float" office:value="74628.0991735537">
            <text:p>74628,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7]+[.$B$9]" office:value-type="float" office:value="131">
            <text:p>131</text:p>
          </table:table-cell>
          <table:table-cell table:formula="of:= [.$B$6] / ( [.$B$6] / ([.$B$5] + 273.15) + LN ( [.F18] / [.$B$4] ) ) - 273.15" office:value-type="float" office:value="-17.5779282375449">
            <text:p>-17,58</text:p>
          </table:table-cell>
          <table:table-cell table:formula="of:= (1024*[.$B$7])/[.D18]-[.$B$7]" office:value-type="float" office:value="68167.9389312977">
            <text:p>68167,94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8]+[.$B$9]" office:value-type="float" office:value="141">
            <text:p>141</text:p>
          </table:table-cell>
          <table:table-cell table:formula="of:= [.$B$6] / ( [.$B$6] / ([.$B$5] + 273.15) + LN ( [.F19] / [.$B$4] ) ) - 273.15" office:value-type="float" office:value="-15.9547429901093">
            <text:p>-15,95</text:p>
          </table:table-cell>
          <table:table-cell table:formula="of:= (1024*[.$B$7])/[.D19]-[.$B$7]" office:value-type="float" office:value="62624.1134751773">
            <text:p>62624,1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19]+[.$B$9]" office:value-type="float" office:value="151">
            <text:p>151</text:p>
          </table:table-cell>
          <table:table-cell table:formula="of:= [.$B$6] / ( [.$B$6] / ([.$B$5] + 273.15) + LN ( [.F20] / [.$B$4] ) ) - 273.15" office:value-type="float" office:value="-14.4066239090985">
            <text:p>-14,41</text:p>
          </table:table-cell>
          <table:table-cell table:formula="of:= (1024*[.$B$7])/[.D20]-[.$B$7]" office:value-type="float" office:value="57814.5695364238">
            <text:p>57814,5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0]+[.$B$9]" office:value-type="float" office:value="161">
            <text:p>161</text:p>
          </table:table-cell>
          <table:table-cell table:formula="of:= [.$B$6] / ( [.$B$6] / ([.$B$5] + 273.15) + LN ( [.F21] / [.$B$4] ) ) - 273.15" office:value-type="float" office:value="-12.9238466242217">
            <text:p>-12,92</text:p>
          </table:table-cell>
          <table:table-cell table:formula="of:= (1024*[.$B$7])/[.D21]-[.$B$7]" office:value-type="float" office:value="53602.4844720497">
            <text:p>53602,4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1]+[.$B$9]" office:value-type="float" office:value="171">
            <text:p>171</text:p>
          </table:table-cell>
          <table:table-cell table:formula="of:= [.$B$6] / ( [.$B$6] / ([.$B$5] + 273.15) + LN ( [.F22] / [.$B$4] ) ) - 273.15" office:value-type="float" office:value="-11.4983600500244">
            <text:p>-11,5</text:p>
          </table:table-cell>
          <table:table-cell table:formula="of:= (1024*[.$B$7])/[.D22]-[.$B$7]" office:value-type="float" office:value="49883.0409356725">
            <text:p>49883,0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2]+[.$B$9]" office:value-type="float" office:value="181">
            <text:p>181</text:p>
          </table:table-cell>
          <table:table-cell table:formula="of:= [.$B$6] / ( [.$B$6] / ([.$B$5] + 273.15) + LN ( [.F23] / [.$B$4] ) ) - 273.15" office:value-type="float" office:value="-10.1234146284011">
            <text:p>-10,12</text:p>
          </table:table-cell>
          <table:table-cell table:formula="of:= (1024*[.$B$7])/[.D23]-[.$B$7]" office:value-type="float" office:value="46574.5856353591">
            <text:p>46574,59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3]+[.$B$9]" office:value-type="float" office:value="191">
            <text:p>191</text:p>
          </table:table-cell>
          <table:table-cell table:formula="of:= [.$B$6] / ( [.$B$6] / ([.$B$5] + 273.15) + LN ( [.F24] / [.$B$4] ) ) - 273.15" office:value-type="float" office:value="-8.79328853235478">
            <text:p>-8,79</text:p>
          </table:table-cell>
          <table:table-cell table:formula="of:= (1024*[.$B$7])/[.D24]-[.$B$7]" office:value-type="float" office:value="43612.5654450262">
            <text:p>43612,5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4]+[.$B$9]" office:value-type="float" office:value="201">
            <text:p>201</text:p>
          </table:table-cell>
          <table:table-cell table:formula="of:= [.$B$6] / ( [.$B$6] / ([.$B$5] + 273.15) + LN ( [.F25] / [.$B$4] ) ) - 273.15" office:value-type="float" office:value="-7.50308228976547">
            <text:p>-7,5</text:p>
          </table:table-cell>
          <table:table-cell table:formula="of:= (1024*[.$B$7])/[.D25]-[.$B$7]" office:value-type="float" office:value="40945.2736318408">
            <text:p>40945,2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5]+[.$B$9]" office:value-type="float" office:value="211">
            <text:p>211</text:p>
          </table:table-cell>
          <table:table-cell table:formula="of:= [.$B$6] / ( [.$B$6] / ([.$B$5] + 273.15) + LN ( [.F26] / [.$B$4] ) ) - 273.15" office:value-type="float" office:value="-6.24856220182329">
            <text:p>-6,25</text:p>
          </table:table-cell>
          <table:table-cell table:formula="of:= (1024*[.$B$7])/[.D26]-[.$B$7]" office:value-type="float" office:value="38530.8056872038">
            <text:p>38530,8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6]+[.$B$9]" office:value-type="float" office:value="221">
            <text:p>221</text:p>
          </table:table-cell>
          <table:table-cell table:formula="of:= [.$B$6] / ( [.$B$6] / ([.$B$5] + 273.15) + LN ( [.F27] / [.$B$4] ) ) - 273.15" office:value-type="float" office:value="-5.0260392107997">
            <text:p>-5,03</text:p>
          </table:table-cell>
          <table:table-cell table:formula="of:= (1024*[.$B$7])/[.D27]-[.$B$7]" office:value-type="float" office:value="36334.8416289593">
            <text:p>36334,8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7]+[.$B$9]" office:value-type="float" office:value="231">
            <text:p>231</text:p>
          </table:table-cell>
          <table:table-cell table:formula="of:= [.$B$6] / ( [.$B$6] / ([.$B$5] + 273.15) + LN ( [.F28] / [.$B$4] ) ) - 273.15" office:value-type="float" office:value="-3.83227395182325">
            <text:p>-3,83</text:p>
          </table:table-cell>
          <table:table-cell table:formula="of:= (1024*[.$B$7])/[.D28]-[.$B$7]" office:value-type="float" office:value="34329.0043290043">
            <text:p>34329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8]+[.$B$9]" office:value-type="float" office:value="241">
            <text:p>241</text:p>
          </table:table-cell>
          <table:table-cell table:formula="of:= [.$B$6] / ( [.$B$6] / ([.$B$5] + 273.15) + LN ( [.F29] / [.$B$4] ) ) - 273.15" office:value-type="float" office:value="-2.66440143498363">
            <text:p>-2,66</text:p>
          </table:table-cell>
          <table:table-cell table:formula="of:= (1024*[.$B$7])/[.D29]-[.$B$7]" office:value-type="float" office:value="32489.6265560166">
            <text:p>32489,63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29]+[.$B$9]" office:value-type="float" office:value="251">
            <text:p>251</text:p>
          </table:table-cell>
          <table:table-cell table:formula="of:= [.$B$6] / ( [.$B$6] / ([.$B$5] + 273.15) + LN ( [.F30] / [.$B$4] ) ) - 273.15" office:value-type="float" office:value="-1.51987064352409">
            <text:p>-1,52</text:p>
          </table:table-cell>
          <table:table-cell table:formula="of:= (1024*[.$B$7])/[.D30]-[.$B$7]" office:value-type="float" office:value="30796.812749004">
            <text:p>30796,8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0]+[.$B$9]" office:value-type="float" office:value="261">
            <text:p>261</text:p>
          </table:table-cell>
          <table:table-cell table:formula="of:= [.$B$6] / ( [.$B$6] / ([.$B$5] + 273.15) + LN ( [.F31] / [.$B$4] ) ) - 273.15" office:value-type="float" office:value="-0.396395604879956">
            <text:p>-0,4</text:p>
          </table:table-cell>
          <table:table-cell table:formula="of:= (1024*[.$B$7])/[.D31]-[.$B$7]" office:value-type="float" office:value="29233.7164750958">
            <text:p>29233,72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1]+[.$B$9]" office:value-type="float" office:value="271">
            <text:p>271</text:p>
          </table:table-cell>
          <table:table-cell table:formula="of:= [.$B$6] / ( [.$B$6] / ([.$B$5] + 273.15) + LN ( [.F32] / [.$B$4] ) ) - 273.15" office:value-type="float" office:value="0.708084615612677">
            <text:p>0,71</text:p>
          </table:table-cell>
          <table:table-cell table:formula="of:= (1024*[.$B$7])/[.D32]-[.$B$7]" office:value-type="float" office:value="27785.9778597786">
            <text:p>27785,9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2]+[.$B$9]" office:value-type="float" office:value="281">
            <text:p>281</text:p>
          </table:table-cell>
          <table:table-cell table:formula="of:= [.$B$6] / ( [.$B$6] / ([.$B$5] + 273.15) + LN ( [.F33] / [.$B$4] ) ) - 273.15" office:value-type="float" office:value="1.79543891136211">
            <text:p>1,8</text:p>
          </table:table-cell>
          <table:table-cell table:formula="of:= (1024*[.$B$7])/[.D33]-[.$B$7]" office:value-type="float" office:value="26441.28113879">
            <text:p>26441,2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3]+[.$B$9]" office:value-type="float" office:value="291">
            <text:p>291</text:p>
          </table:table-cell>
          <table:table-cell table:formula="of:= [.$B$6] / ( [.$B$6] / ([.$B$5] + 273.15) + LN ( [.F34] / [.$B$4] ) ) - 273.15" office:value-type="float" office:value="2.86737157356509">
            <text:p>2,87</text:p>
          </table:table-cell>
          <table:table-cell table:formula="of:= (1024*[.$B$7])/[.D34]-[.$B$7]" office:value-type="float" office:value="25189.0034364261">
            <text:p>25189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4]+[.$B$9]" office:value-type="float" office:value="301">
            <text:p>301</text:p>
          </table:table-cell>
          <table:table-cell table:formula="of:= [.$B$6] / ( [.$B$6] / ([.$B$5] + 273.15) + LN ( [.F35] / [.$B$4] ) ) - 273.15" office:value-type="float" office:value="3.92544528688495">
            <text:p>3,93</text:p>
          </table:table-cell>
          <table:table-cell table:formula="of:= (1024*[.$B$7])/[.D35]-[.$B$7]" office:value-type="float" office:value="24019.9335548173">
            <text:p>24019,93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5]+[.$B$9]" office:value-type="float" office:value="311">
            <text:p>311</text:p>
          </table:table-cell>
          <table:table-cell table:formula="of:= [.$B$6] / ( [.$B$6] / ([.$B$5] + 273.15) + LN ( [.F36] / [.$B$4] ) ) - 273.15" office:value-type="float" office:value="4.97110054550222">
            <text:p>4,97</text:p>
          </table:table-cell>
          <table:table-cell table:formula="of:= (1024*[.$B$7])/[.D36]-[.$B$7]" office:value-type="float" office:value="22926.0450160772">
            <text:p>22926,05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6]+[.$B$9]" office:value-type="float" office:value="321">
            <text:p>321</text:p>
          </table:table-cell>
          <table:table-cell table:formula="of:= [.$B$6] / ( [.$B$6] / ([.$B$5] + 273.15) + LN ( [.F37] / [.$B$4] ) ) - 273.15" office:value-type="float" office:value="6.00567216550235">
            <text:p>6,01</text:p>
          </table:table-cell>
          <table:table-cell table:formula="of:= (1024*[.$B$7])/[.D37]-[.$B$7]" office:value-type="float" office:value="21900.3115264798">
            <text:p>21900,3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7]+[.$B$9]" office:value-type="float" office:value="331">
            <text:p>331</text:p>
          </table:table-cell>
          <table:table-cell table:formula="of:= [.$B$6] / ( [.$B$6] / ([.$B$5] + 273.15) + LN ( [.F38] / [.$B$4] ) ) - 273.15" office:value-type="float" office:value="7.03040342738461">
            <text:p>7,03</text:p>
          </table:table-cell>
          <table:table-cell table:formula="of:= (1024*[.$B$7])/[.D38]-[.$B$7]" office:value-type="float" office:value="20936.5558912387">
            <text:p>20936,56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8]+[.$B$9]" office:value-type="float" office:value="341">
            <text:p>341</text:p>
          </table:table-cell>
          <table:table-cell table:formula="of:= [.$B$6] / ( [.$B$6] / ([.$B$5] + 273.15) + LN ( [.F39] / [.$B$4] ) ) - 273.15" office:value-type="float" office:value="8.04645827382291">
            <text:p>8,05</text:p>
          </table:table-cell>
          <table:table-cell table:formula="of:= (1024*[.$B$7])/[.D39]-[.$B$7]" office:value-type="float" office:value="20029.3255131965">
            <text:p>20029,33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39]+[.$B$9]" office:value-type="float" office:value="351">
            <text:p>351</text:p>
          </table:table-cell>
          <table:table-cell table:formula="of:= [.$B$6] / ( [.$B$6] / ([.$B$5] + 273.15) + LN ( [.F40] / [.$B$4] ) ) - 273.15" office:value-type="float" office:value="9.05493190406611">
            <text:p>9,05</text:p>
          </table:table-cell>
          <table:table-cell table:formula="of:= (1024*[.$B$7])/[.D40]-[.$B$7]" office:value-type="float" office:value="19173.7891737892">
            <text:p>19173,79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0]+[.$B$9]" office:value-type="float" office:value="361">
            <text:p>361</text:p>
          </table:table-cell>
          <table:table-cell table:formula="of:= [.$B$6] / ( [.$B$6] / ([.$B$5] + 273.15) + LN ( [.F41] / [.$B$4] ) ) - 273.15" office:value-type="float" office:value="10.0568600413216">
            <text:p>10,06</text:p>
          </table:table-cell>
          <table:table-cell table:formula="of:= (1024*[.$B$7])/[.D41]-[.$B$7]" office:value-type="float" office:value="18365.6509695291">
            <text:p>18365,65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1]+[.$B$9]" office:value-type="float" office:value="371">
            <text:p>371</text:p>
          </table:table-cell>
          <table:table-cell table:formula="of:= [.$B$6] / ( [.$B$6] / ([.$B$5] + 273.15) + LN ( [.F42] / [.$B$4] ) ) - 273.15" office:value-type="float" office:value="11.0532270985865">
            <text:p>11,05</text:p>
          </table:table-cell>
          <table:table-cell table:formula="of:= (1024*[.$B$7])/[.D42]-[.$B$7]" office:value-type="float" office:value="17601.0781671159">
            <text:p>17601,0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2]+[.$B$9]" office:value-type="float" office:value="381">
            <text:p>381</text:p>
          </table:table-cell>
          <table:table-cell table:formula="of:= [.$B$6] / ( [.$B$6] / ([.$B$5] + 273.15) + LN ( [.F43] / [.$B$4] ) ) - 273.15" office:value-type="float" office:value="12.0449734283453">
            <text:p>12,04</text:p>
          </table:table-cell>
          <table:table-cell table:formula="of:= (1024*[.$B$7])/[.D43]-[.$B$7]" office:value-type="float" office:value="16876.6404199475">
            <text:p>16876,6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3]+[.$B$9]" office:value-type="float" office:value="391">
            <text:p>391</text:p>
          </table:table-cell>
          <table:table-cell table:formula="of:= [.$B$6] / ( [.$B$6] / ([.$B$5] + 273.15) + LN ( [.F44] / [.$B$4] ) ) - 273.15" office:value-type="float" office:value="13.0330018098583">
            <text:p>13,03</text:p>
          </table:table-cell>
          <table:table-cell table:formula="of:= (1024*[.$B$7])/[.D44]-[.$B$7]" office:value-type="float" office:value="16189.2583120205">
            <text:p>16189,26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4]+[.$B$9]" office:value-type="float" office:value="401">
            <text:p>401</text:p>
          </table:table-cell>
          <table:table-cell table:formula="of:= [.$B$6] / ( [.$B$6] / ([.$B$5] + 273.15) + LN ( [.F45] / [.$B$4] ) ) - 273.15" office:value-type="float" office:value="14.0181833025752">
            <text:p>14,02</text:p>
          </table:table-cell>
          <table:table-cell table:formula="of:= (1024*[.$B$7])/[.D45]-[.$B$7]" office:value-type="float" office:value="15536.1596009975">
            <text:p>15536,16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5]+[.$B$9]" office:value-type="float" office:value="411">
            <text:p>411</text:p>
          </table:table-cell>
          <table:table-cell table:formula="of:= [.$B$6] / ( [.$B$6] / ([.$B$5] + 273.15) + LN ( [.F46] / [.$B$4] ) ) - 273.15" office:value-type="float" office:value="15.0013625741211">
            <text:p>15</text:p>
          </table:table-cell>
          <table:table-cell table:formula="of:= (1024*[.$B$7])/[.D46]-[.$B$7]" office:value-type="float" office:value="14914.8418491484">
            <text:p>14914,8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6]+[.$B$9]" office:value-type="float" office:value="421">
            <text:p>421</text:p>
          </table:table-cell>
          <table:table-cell table:formula="of:= [.$B$6] / ( [.$B$6] / ([.$B$5] + 273.15) + LN ( [.F47] / [.$B$4] ) ) - 273.15" office:value-type="float" office:value="15.9833627952526">
            <text:p>15,98</text:p>
          </table:table-cell>
          <table:table-cell table:formula="of:= (1024*[.$B$7])/[.D47]-[.$B$7]" office:value-type="float" office:value="14323.0403800475">
            <text:p>14323,0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7]+[.$B$9]" office:value-type="float" office:value="431">
            <text:p>431</text:p>
          </table:table-cell>
          <table:table-cell table:formula="of:= [.$B$6] / ( [.$B$6] / ([.$B$5] + 273.15) + LN ( [.F48] / [.$B$4] ) ) - 273.15" office:value-type="float" office:value="16.9649901813689">
            <text:p>16,96</text:p>
          </table:table-cell>
          <table:table-cell table:formula="of:= (1024*[.$B$7])/[.D48]-[.$B$7]" office:value-type="float" office:value="13758.7006960557">
            <text:p>13758,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8]+[.$B$9]" office:value-type="float" office:value="441">
            <text:p>441</text:p>
          </table:table-cell>
          <table:table-cell table:formula="of:= [.$B$6] / ( [.$B$6] / ([.$B$5] + 273.15) + LN ( [.F49] / [.$B$4] ) ) - 273.15" office:value-type="float" office:value="17.9470382499636">
            <text:p>17,95</text:p>
          </table:table-cell>
          <table:table-cell table:formula="of:= (1024*[.$B$7])/[.D49]-[.$B$7]" office:value-type="float" office:value="13219.9546485261">
            <text:p>13219,95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49]+[.$B$9]" office:value-type="float" office:value="451">
            <text:p>451</text:p>
          </table:table-cell>
          <table:table-cell table:formula="of:= [.$B$6] / ( [.$B$6] / ([.$B$5] + 273.15) + LN ( [.F50] / [.$B$4] ) ) - 273.15" office:value-type="float" office:value="18.9302918553336">
            <text:p>18,93</text:p>
          </table:table-cell>
          <table:table-cell table:formula="of:= (1024*[.$B$7])/[.D50]-[.$B$7]" office:value-type="float" office:value="12705.0997782705">
            <text:p>12705,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0]+[.$B$9]" office:value-type="float" office:value="461">
            <text:p>461</text:p>
          </table:table-cell>
          <table:table-cell table:formula="of:= [.$B$6] / ( [.$B$6] / ([.$B$5] + 273.15) + LN ( [.F51] / [.$B$4] ) ) - 273.15" office:value-type="float" office:value="19.9155310555776">
            <text:p>19,92</text:p>
          </table:table-cell>
          <table:table-cell table:formula="of:= (1024*[.$B$7])/[.D51]-[.$B$7]" office:value-type="float" office:value="12212.5813449024">
            <text:p>12212,5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1]+[.$B$9]" office:value-type="float" office:value="471">
            <text:p>471</text:p>
          </table:table-cell>
          <table:table-cell table:formula="of:= [.$B$6] / ( [.$B$6] / ([.$B$5] + 273.15) + LN ( [.F52] / [.$B$4] ) ) - 273.15" office:value-type="float" office:value="20.9035348621178">
            <text:p>20,9</text:p>
          </table:table-cell>
          <table:table-cell table:formula="of:= (1024*[.$B$7])/[.D52]-[.$B$7]" office:value-type="float" office:value="11740.9766454352">
            <text:p>11740,9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2]+[.$B$9]" office:value-type="float" office:value="481">
            <text:p>481</text:p>
          </table:table-cell>
          <table:table-cell table:formula="of:= [.$B$6] / ( [.$B$6] / ([.$B$5] + 273.15) + LN ( [.F53] / [.$B$4] ) ) - 273.15" office:value-type="float" office:value="21.8950849184769">
            <text:p>21,9</text:p>
          </table:table-cell>
          <table:table-cell table:formula="of:= (1024*[.$B$7])/[.D53]-[.$B$7]" office:value-type="float" office:value="11288.9812889813">
            <text:p>11288,9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3]+[.$B$9]" office:value-type="float" office:value="491">
            <text:p>491</text:p>
          </table:table-cell>
          <table:table-cell table:formula="of:= [.$B$6] / ( [.$B$6] / ([.$B$5] + 273.15) + LN ( [.F54] / [.$B$4] ) ) - 273.15" office:value-type="float" office:value="22.8909691526675">
            <text:p>22,89</text:p>
          </table:table-cell>
          <table:table-cell table:formula="of:= (1024*[.$B$7])/[.D54]-[.$B$7]" office:value-type="float" office:value="10855.3971486762">
            <text:p>10855,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4]+[.$B$9]" office:value-type="float" office:value="501">
            <text:p>501</text:p>
          </table:table-cell>
          <table:table-cell table:formula="of:= [.$B$6] / ( [.$B$6] / ([.$B$5] + 273.15) + LN ( [.F55] / [.$B$4] ) ) - 273.15" office:value-type="float" office:value="23.8919854462176">
            <text:p>23,89</text:p>
          </table:table-cell>
          <table:table-cell table:formula="of:= (1024*[.$B$7])/[.D55]-[.$B$7]" office:value-type="float" office:value="10439.121756487">
            <text:p>10439,12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5]+[.$B$9]" office:value-type="float" office:value="511">
            <text:p>511</text:p>
          </table:table-cell>
          <table:table-cell table:formula="of:= [.$B$6] / ( [.$B$6] / ([.$B$5] + 273.15) + LN ( [.F56] / [.$B$4] ) ) - 273.15" office:value-type="float" office:value="24.8989453624732">
            <text:p>24,9</text:p>
          </table:table-cell>
          <table:table-cell table:formula="of:= (1024*[.$B$7])/[.D56]-[.$B$7]" office:value-type="float" office:value="10039.1389432485">
            <text:p>10039,1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6]+[.$B$9]" office:value-type="float" office:value="521">
            <text:p>521</text:p>
          </table:table-cell>
          <table:table-cell table:formula="of:= [.$B$6] / ( [.$B$6] / ([.$B$5] + 273.15) + LN ( [.F57] / [.$B$4] ) ) - 273.15" office:value-type="float" office:value="25.9126779773742">
            <text:p>25,91</text:p>
          </table:table-cell>
          <table:table-cell table:formula="of:= (1024*[.$B$7])/[.D57]-[.$B$7]" office:value-type="float" office:value="9654.51055662188">
            <text:p>9654,5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7]+[.$B$9]" office:value-type="float" office:value="531">
            <text:p>531</text:p>
          </table:table-cell>
          <table:table-cell table:formula="of:= [.$B$6] / ( [.$B$6] / ([.$B$5] + 273.15) + LN ( [.F58] / [.$B$4] ) ) - 273.15" office:value-type="float" office:value="26.9340338573931">
            <text:p>26,93</text:p>
          </table:table-cell>
          <table:table-cell table:formula="of:= (1024*[.$B$7])/[.D58]-[.$B$7]" office:value-type="float" office:value="9284.36911487759">
            <text:p>9284,3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8]+[.$B$9]" office:value-type="float" office:value="541">
            <text:p>541</text:p>
          </table:table-cell>
          <table:table-cell table:formula="of:= [.$B$6] / ( [.$B$6] / ([.$B$5] + 273.15) + LN ( [.F59] / [.$B$4] ) ) - 273.15" office:value-type="float" office:value="27.9638892317774">
            <text:p>27,96</text:p>
          </table:table-cell>
          <table:table-cell table:formula="of:= (1024*[.$B$7])/[.D59]-[.$B$7]" office:value-type="float" office:value="8927.9112754159">
            <text:p>8927,9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59]+[.$B$9]" office:value-type="float" office:value="551">
            <text:p>551</text:p>
          </table:table-cell>
          <table:table-cell table:formula="of:= [.$B$6] / ( [.$B$6] / ([.$B$5] + 273.15) + LN ( [.F60] / [.$B$4] ) ) - 273.15" office:value-type="float" office:value="29.0031504097366">
            <text:p>29</text:p>
          </table:table-cell>
          <table:table-cell table:formula="of:= (1024*[.$B$7])/[.D60]-[.$B$7]" office:value-type="float" office:value="8584.39201451906">
            <text:p>8584,39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0]+[.$B$9]" office:value-type="float" office:value="561">
            <text:p>561</text:p>
          </table:table-cell>
          <table:table-cell table:formula="of:= [.$B$6] / ( [.$B$6] / ([.$B$5] + 273.15) + LN ( [.F61] / [.$B$4] ) ) - 273.15" office:value-type="float" office:value="30.0527584978497">
            <text:p>30,05</text:p>
          </table:table-cell>
          <table:table-cell table:formula="of:= (1024*[.$B$7])/[.D61]-[.$B$7]" office:value-type="float" office:value="8253.11942959002">
            <text:p>8253,12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1]+[.$B$9]" office:value-type="float" office:value="571">
            <text:p>571</text:p>
          </table:table-cell>
          <table:table-cell table:formula="of:= [.$B$6] / ( [.$B$6] / ([.$B$5] + 273.15) + LN ( [.F62] / [.$B$4] ) ) - 273.15" office:value-type="float" office:value="31.1136944788934">
            <text:p>31,11</text:p>
          </table:table-cell>
          <table:table-cell table:formula="of:= (1024*[.$B$7])/[.D62]-[.$B$7]" office:value-type="float" office:value="7933.45008756567">
            <text:p>7933,45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2]+[.$B$9]" office:value-type="float" office:value="581">
            <text:p>581</text:p>
          </table:table-cell>
          <table:table-cell table:formula="of:= [.$B$6] / ( [.$B$6] / ([.$B$5] + 273.15) + LN ( [.F63] / [.$B$4] ) ) - 273.15" office:value-type="float" office:value="32.1869847207055">
            <text:p>32,19</text:p>
          </table:table-cell>
          <table:table-cell table:formula="of:= (1024*[.$B$7])/[.D63]-[.$B$7]" office:value-type="float" office:value="7624.78485370052">
            <text:p>7624,78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3]+[.$B$9]" office:value-type="float" office:value="591">
            <text:p>591</text:p>
          </table:table-cell>
          <table:table-cell table:formula="of:= [.$B$6] / ( [.$B$6] / ([.$B$5] + 273.15) + LN ( [.F64] / [.$B$4] ) ) - 273.15" office:value-type="float" office:value="33.2737069928372">
            <text:p>33,27</text:p>
          </table:table-cell>
          <table:table-cell table:formula="of:= (1024*[.$B$7])/[.D64]-[.$B$7]" office:value-type="float" office:value="7326.56514382403">
            <text:p>7326,5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4]+[.$B$9]" office:value-type="float" office:value="601">
            <text:p>601</text:p>
          </table:table-cell>
          <table:table-cell table:formula="of:= [.$B$6] / ( [.$B$6] / ([.$B$5] + 273.15) + LN ( [.F65] / [.$B$4] ) ) - 273.15" office:value-type="float" office:value="34.3749970799594">
            <text:p>34,37</text:p>
          </table:table-cell>
          <table:table-cell table:formula="of:= (1024*[.$B$7])/[.D65]-[.$B$7]" office:value-type="float" office:value="7038.26955074875">
            <text:p>7038,27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5]+[.$B$9]" office:value-type="float" office:value="611">
            <text:p>611</text:p>
          </table:table-cell>
          <table:table-cell table:formula="of:= [.$B$6] / ( [.$B$6] / ([.$B$5] + 273.15) + LN ( [.F66] / [.$B$4] ) ) - 273.15" office:value-type="float" office:value="35.49205609466">
            <text:p>35,49</text:p>
          </table:table-cell>
          <table:table-cell table:formula="of:= (1024*[.$B$7])/[.D66]-[.$B$7]" office:value-type="float" office:value="6759.41080196399">
            <text:p>6759,4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6]+[.$B$9]" office:value-type="float" office:value="621">
            <text:p>621</text:p>
          </table:table-cell>
          <table:table-cell table:formula="of:= [.$B$6] / ( [.$B$6] / ([.$B$5] + 273.15) + LN ( [.F67] / [.$B$4] ) ) - 273.15" office:value-type="float" office:value="36.6261586089435">
            <text:p>36,63</text:p>
          </table:table-cell>
          <table:table-cell table:formula="of:= (1024*[.$B$7])/[.D67]-[.$B$7]" office:value-type="float" office:value="6489.53301127214">
            <text:p>6489,53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7]+[.$B$9]" office:value-type="float" office:value="631">
            <text:p>631</text:p>
          </table:table-cell>
          <table:table-cell table:formula="of:= [.$B$6] / ( [.$B$6] / ([.$B$5] + 273.15) + LN ( [.F68] / [.$B$4] ) ) - 273.15" office:value-type="float" office:value="37.7786617440727">
            <text:p>37,78</text:p>
          </table:table-cell>
          <table:table-cell table:formula="of:= (1024*[.$B$7])/[.D68]-[.$B$7]" office:value-type="float" office:value="6228.20919175911">
            <text:p>6228,21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8]+[.$B$9]" office:value-type="float" office:value="641">
            <text:p>641</text:p>
          </table:table-cell>
          <table:table-cell table:formula="of:= [.$B$6] / ( [.$B$6] / ([.$B$5] + 273.15) + LN ( [.F69] / [.$B$4] ) ) - 273.15" office:value-type="float" office:value="38.9510153832225">
            <text:p>38,95</text:p>
          </table:table-cell>
          <table:table-cell table:formula="of:= (1024*[.$B$7])/[.D69]-[.$B$7]" office:value-type="float" office:value="5975.03900156006">
            <text:p>5975,04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69]+[.$B$9]" office:value-type="float" office:value="651">
            <text:p>651</text:p>
          </table:table-cell>
          <table:table-cell table:formula="of:= [.$B$6] / ( [.$B$6] / ([.$B$5] + 273.15) + LN ( [.F70] / [.$B$4] ) ) - 273.15" office:value-type="float" office:value="40.1447737018317">
            <text:p>40,14</text:p>
          </table:table-cell>
          <table:table-cell table:formula="of:= (1024*[.$B$7])/[.D70]-[.$B$7]" office:value-type="float" office:value="5729.64669738863">
            <text:p>5729,65</text:p>
          </table:table-cell>
          <table:table-cell table:number-columns-repeated="6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formula="of:=[.D70]+[.$B$9]" office:value-type="float" office:value="661">
            <text:p>661</text:p>
          </table:table-cell>
          <table:table-cell table:formula="of:= [.$B$6] / ( [.$B$6] / ([.$B$5] + 273.15) + LN ( [.F71] / [.$B$4] ) ) - 273.15" office:value-type="float" office:value="41.3616082479165">
            <text:p>41,36</text:p>
          </table:table-cell>
          <table:table-cell table:formula="of:= (1024*[.$B$7])/[.D71]-[.$B$7]" office:value-type="float" office:value="5491.67927382753">
            <text:p>5491,68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1]+[.$B$9]" office:value-type="float" office:value="671">
            <text:p>671</text:p>
          </table:table-cell>
          <table:table-cell table:formula="of:= [.$B$6] / ( [.$B$6] / ([.$B$5] + 273.15) + LN ( [.F72] / [.$B$4] ) ) - 273.15" office:value-type="float" office:value="42.6033228507364">
            <text:p>42,6</text:p>
          </table:table-cell>
          <table:table-cell table:formula="of:= (1024*[.$B$7])/[.D72]-[.$B$7]" office:value-type="float" office:value="5260.80476900149">
            <text:p>5260,8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2]+[.$B$9]" office:value-type="float" office:value="681">
            <text:p>681</text:p>
          </table:table-cell>
          <table:table-cell table:formula="of:= [.$B$6] / ( [.$B$6] / ([.$B$5] + 273.15) + LN ( [.F73] / [.$B$4] ) ) - 273.15" office:value-type="float" office:value="43.8718706934023">
            <text:p>43,87</text:p>
          </table:table-cell>
          <table:table-cell table:formula="of:= (1024*[.$B$7])/[.D73]-[.$B$7]" office:value-type="float" office:value="5036.7107195301">
            <text:p>5036,7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3]+[.$B$9]" office:value-type="float" office:value="691">
            <text:p>691</text:p>
          </table:table-cell>
          <table:table-cell table:formula="of:= [.$B$6] / ( [.$B$6] / ([.$B$5] + 273.15) + LN ( [.F74] / [.$B$4] ) ) - 273.15" office:value-type="float" office:value="45.1693739562892">
            <text:p>45,17</text:p>
          </table:table-cell>
          <table:table-cell table:formula="of:= (1024*[.$B$7])/[.D74]-[.$B$7]" office:value-type="float" office:value="4819.10274963821">
            <text:p>4819,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4]+[.$B$9]" office:value-type="float" office:value="701">
            <text:p>701</text:p>
          </table:table-cell>
          <table:table-cell table:formula="of:= [.$B$6] / ( [.$B$6] / ([.$B$5] + 273.15) + LN ( [.F75] / [.$B$4] ) ) - 273.15" office:value-type="float" office:value="46.4981465274566">
            <text:p>46,5</text:p>
          </table:table-cell>
          <table:table-cell table:formula="of:= (1024*[.$B$7])/[.D75]-[.$B$7]" office:value-type="float" office:value="4607.7032810271">
            <text:p>4607,7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5]+[.$B$9]" office:value-type="float" office:value="711">
            <text:p>711</text:p>
          </table:table-cell>
          <table:table-cell table:formula="of:= [.$B$6] / ( [.$B$6] / ([.$B$5] + 273.15) + LN ( [.F76] / [.$B$4] ) ) - 273.15" office:value-type="float" office:value="47.8607203889278">
            <text:p>47,86</text:p>
          </table:table-cell>
          <table:table-cell table:formula="of:= (1024*[.$B$7])/[.D76]-[.$B$7]" office:value-type="float" office:value="4402.25035161744">
            <text:p>4402,2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6]+[.$B$9]" office:value-type="float" office:value="721">
            <text:p>721</text:p>
          </table:table-cell>
          <table:table-cell table:formula="of:= [.$B$6] / ( [.$B$6] / ([.$B$5] + 273.15) + LN ( [.F77] / [.$B$4] ) ) - 273.15" office:value-type="float" office:value="49.2598764306555">
            <text:p>49,26</text:p>
          </table:table-cell>
          <table:table-cell table:formula="of:= (1024*[.$B$7])/[.D77]-[.$B$7]" office:value-type="float" office:value="4202.49653259362">
            <text:p>4202,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7]+[.$B$9]" office:value-type="float" office:value="731">
            <text:p>731</text:p>
          </table:table-cell>
          <table:table-cell table:formula="of:= [.$B$6] / ( [.$B$6] / ([.$B$5] + 273.15) + LN ( [.F78] / [.$B$4] ) ) - 273.15" office:value-type="float" office:value="50.6986806267489">
            <text:p>50,7</text:p>
          </table:table-cell>
          <table:table-cell table:formula="of:= (1024*[.$B$7])/[.D78]-[.$B$7]" office:value-type="float" office:value="4008.20793433653">
            <text:p>4008,2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8]+[.$B$9]" office:value-type="float" office:value="741">
            <text:p>741</text:p>
          </table:table-cell>
          <table:table-cell table:formula="of:= [.$B$6] / ( [.$B$6] / ([.$B$5] + 273.15) + LN ( [.F79] / [.$B$4] ) ) - 273.15" office:value-type="float" office:value="52.1805267438675">
            <text:p>52,18</text:p>
          </table:table-cell>
          <table:table-cell table:formula="of:= (1024*[.$B$7])/[.D79]-[.$B$7]" office:value-type="float" office:value="3819.1632928475">
            <text:p>3819,16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79]+[.$B$9]" office:value-type="float" office:value="751">
            <text:p>751</text:p>
          </table:table-cell>
          <table:table-cell table:formula="of:= [.$B$6] / ( [.$B$6] / ([.$B$5] + 273.15) + LN ( [.F80] / [.$B$4] ) ) - 273.15" office:value-type="float" office:value="53.7091870571615">
            <text:p>53,71</text:p>
          </table:table-cell>
          <table:table-cell table:formula="of:= (1024*[.$B$7])/[.D80]-[.$B$7]" office:value-type="float" office:value="3635.15312916112">
            <text:p>3635,1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0]+[.$B$9]" office:value-type="float" office:value="761">
            <text:p>761</text:p>
          </table:table-cell>
          <table:table-cell table:formula="of:= [.$B$6] / ( [.$B$6] / ([.$B$5] + 273.15) + LN ( [.F81] / [.$B$4] ) ) - 273.15" office:value-type="float" office:value="55.2888729490891">
            <text:p>55,29</text:p>
          </table:table-cell>
          <table:table-cell table:formula="of:= (1024*[.$B$7])/[.D81]-[.$B$7]" office:value-type="float" office:value="3455.97897503285">
            <text:p>3455,98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1]+[.$B$9]" office:value-type="float" office:value="771">
            <text:p>771</text:p>
          </table:table-cell>
          <table:table-cell table:formula="of:= [.$B$6] / ( [.$B$6] / ([.$B$5] + 273.15) + LN ( [.F82] / [.$B$4] ) ) - 273.15" office:value-type="float" office:value="56.9243077948829">
            <text:p>56,92</text:p>
          </table:table-cell>
          <table:table-cell table:formula="of:= (1024*[.$B$7])/[.D82]-[.$B$7]" office:value-type="float" office:value="3281.45265888457">
            <text:p>3281,4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2]+[.$B$9]" office:value-type="float" office:value="781">
            <text:p>781</text:p>
          </table:table-cell>
          <table:table-cell table:formula="of:= [.$B$6] / ( [.$B$6] / ([.$B$5] + 273.15) + LN ( [.F83] / [.$B$4] ) ) - 273.15" office:value-type="float" office:value="58.6208152435768">
            <text:p>58,62</text:p>
          </table:table-cell>
          <table:table-cell table:formula="of:= (1024*[.$B$7])/[.D83]-[.$B$7]" office:value-type="float" office:value="3111.39564660691">
            <text:p>3111,4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3]+[.$B$9]" office:value-type="float" office:value="791">
            <text:p>791</text:p>
          </table:table-cell>
          <table:table-cell table:formula="of:= [.$B$6] / ( [.$B$6] / ([.$B$5] + 273.15) + LN ( [.F84] / [.$B$4] ) ) - 273.15" office:value-type="float" office:value="60.3844269543969">
            <text:p>60,38</text:p>
          </table:table-cell>
          <table:table-cell table:formula="of:= (1024*[.$B$7])/[.D84]-[.$B$7]" office:value-type="float" office:value="2945.6384323641">
            <text:p>2945,64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4]+[.$B$9]" office:value-type="float" office:value="801">
            <text:p>801</text:p>
          </table:table-cell>
          <table:table-cell table:formula="of:= [.$B$6] / ( [.$B$6] / ([.$B$5] + 273.15) + LN ( [.F85] / [.$B$4] ) ) - 273.15" office:value-type="float" office:value="62.2220151453192">
            <text:p>62,22</text:p>
          </table:table-cell>
          <table:table-cell table:formula="of:= (1024*[.$B$7])/[.D85]-[.$B$7]" office:value-type="float" office:value="2784.01997503121">
            <text:p>2784,02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5]+[.$B$9]" office:value-type="float" office:value="811">
            <text:p>811</text:p>
          </table:table-cell>
          <table:table-cell table:formula="of:= [.$B$6] / ( [.$B$6] / ([.$B$5] + 273.15) + LN ( [.F86] / [.$B$4] ) ) - 273.15" office:value-type="float" office:value="64.1414571015535">
            <text:p>64,14</text:p>
          </table:table-cell>
          <table:table-cell table:formula="of:= (1024*[.$B$7])/[.D86]-[.$B$7]" office:value-type="float" office:value="2626.38717632552">
            <text:p>2626,39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6]+[.$B$9]" office:value-type="float" office:value="821">
            <text:p>821</text:p>
          </table:table-cell>
          <table:table-cell table:formula="of:= [.$B$6] / ( [.$B$6] / ([.$B$5] + 273.15) + LN ( [.F87] / [.$B$4] ) ) - 273.15" office:value-type="float" office:value="66.151841297958">
            <text:p>66,15</text:p>
          </table:table-cell>
          <table:table-cell table:formula="of:= (1024*[.$B$7])/[.D87]-[.$B$7]" office:value-type="float" office:value="2472.59439707673">
            <text:p>2472,59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7]+[.$B$9]" office:value-type="float" office:value="831">
            <text:p>831</text:p>
          </table:table-cell>
          <table:table-cell table:formula="of:= [.$B$6] / ( [.$B$6] / ([.$B$5] + 273.15) + LN ( [.F88] / [.$B$4] ) ) - 273.15" office:value-type="float" office:value="68.2637283477703">
            <text:p>68,26</text:p>
          </table:table-cell>
          <table:table-cell table:formula="of:= (1024*[.$B$7])/[.D88]-[.$B$7]" office:value-type="float" office:value="2322.50300842359">
            <text:p>2322,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8]+[.$B$9]" office:value-type="float" office:value="841">
            <text:p>841</text:p>
          </table:table-cell>
          <table:table-cell table:formula="of:= [.$B$6] / ( [.$B$6] / ([.$B$5] + 273.15) + LN ( [.F89] / [.$B$4] ) ) - 273.15" office:value-type="float" office:value="70.4894851227988">
            <text:p>70,49</text:p>
          </table:table-cell>
          <table:table-cell table:formula="of:= (1024*[.$B$7])/[.D89]-[.$B$7]" office:value-type="float" office:value="2175.98097502973">
            <text:p>2175,98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89]+[.$B$9]" office:value-type="float" office:value="851">
            <text:p>851</text:p>
          </table:table-cell>
          <table:table-cell table:formula="of:= [.$B$6] / ( [.$B$6] / ([.$B$5] + 273.15) + LN ( [.F90] / [.$B$4] ) ) - 273.15" office:value-type="float" office:value="72.8437179233096">
            <text:p>72,84</text:p>
          </table:table-cell>
          <table:table-cell table:formula="of:= (1024*[.$B$7])/[.D90]-[.$B$7]" office:value-type="float" office:value="2032.90246768508">
            <text:p>2032,9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0]+[.$B$9]" office:value-type="float" office:value="861">
            <text:p>861</text:p>
          </table:table-cell>
          <table:table-cell table:formula="of:= [.$B$6] / ( [.$B$6] / ([.$B$5] + 273.15) + LN ( [.F91] / [.$B$4] ) ) - 273.15" office:value-type="float" office:value="75.3438418446507">
            <text:p>75,34</text:p>
          </table:table-cell>
          <table:table-cell table:formula="of:= (1024*[.$B$7])/[.D91]-[.$B$7]" office:value-type="float" office:value="1893.1475029036">
            <text:p>1893,1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1]+[.$B$9]" office:value-type="float" office:value="871">
            <text:p>871</text:p>
          </table:table-cell>
          <table:table-cell table:formula="of:= [.$B$6] / ( [.$B$6] / ([.$B$5] + 273.15) + LN ( [.F92] / [.$B$4] ) ) - 273.15" office:value-type="float" office:value="78.0108407041054">
            <text:p>78,01</text:p>
          </table:table-cell>
          <table:table-cell table:formula="of:= (1024*[.$B$7])/[.D92]-[.$B$7]" office:value-type="float" office:value="1756.60160734788">
            <text:p>1756,6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2]+[.$B$9]" office:value-type="float" office:value="881">
            <text:p>881</text:p>
          </table:table-cell>
          <table:table-cell table:formula="of:= [.$B$6] / ( [.$B$6] / ([.$B$5] + 273.15) + LN ( [.F93] / [.$B$4] ) ) - 273.15" office:value-type="float" office:value="80.8702988192147">
            <text:p>80,87</text:p>
          </table:table-cell>
          <table:table-cell table:formula="of:= (1024*[.$B$7])/[.D93]-[.$B$7]" office:value-type="float" office:value="1623.15550510783">
            <text:p>1623,16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3]+[.$B$9]" office:value-type="float" office:value="891">
            <text:p>891</text:p>
          </table:table-cell>
          <table:table-cell table:formula="of:= [.$B$6] / ( [.$B$6] / ([.$B$5] + 273.15) + LN ( [.F94] / [.$B$4] ) ) - 273.15" office:value-type="float" office:value="83.9538291666585">
            <text:p>83,95</text:p>
          </table:table-cell>
          <table:table-cell table:formula="of:= (1024*[.$B$7])/[.D94]-[.$B$7]" office:value-type="float" office:value="1492.70482603816">
            <text:p>1492,7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4]+[.$B$9]" office:value-type="float" office:value="901">
            <text:p>901</text:p>
          </table:table-cell>
          <table:table-cell table:formula="of:= [.$B$6] / ( [.$B$6] / ([.$B$5] + 273.15) + LN ( [.F95] / [.$B$4] ) ) - 273.15" office:value-type="float" office:value="87.3010939644622">
            <text:p>87,3</text:p>
          </table:table-cell>
          <table:table-cell table:formula="of:= (1024*[.$B$7])/[.D95]-[.$B$7]" office:value-type="float" office:value="1365.14983351831">
            <text:p>1365,1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5]+[.$B$9]" office:value-type="float" office:value="911">
            <text:p>911</text:p>
          </table:table-cell>
          <table:table-cell table:formula="of:= [.$B$6] / ( [.$B$6] / ([.$B$5] + 273.15) + LN ( [.F96] / [.$B$4] ) ) - 273.15" office:value-type="float" office:value="90.9627360503371">
            <text:p>90,96</text:p>
          </table:table-cell>
          <table:table-cell table:formula="of:= (1024*[.$B$7])/[.D96]-[.$B$7]" office:value-type="float" office:value="1240.3951701427">
            <text:p>1240,4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6]+[.$B$9]" office:value-type="float" office:value="921">
            <text:p>921</text:p>
          </table:table-cell>
          <table:table-cell table:formula="of:= [.$B$6] / ( [.$B$6] / ([.$B$5] + 273.15) + LN ( [.F97] / [.$B$4] ) ) - 273.15" office:value-type="float" office:value="95.0047569251189">
            <text:p>95</text:p>
          </table:table-cell>
          <table:table-cell table:formula="of:= (1024*[.$B$7])/[.D97]-[.$B$7]" office:value-type="float" office:value="1118.34961997828">
            <text:p>1118,35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7]+[.$B$9]" office:value-type="float" office:value="931">
            <text:p>931</text:p>
          </table:table-cell>
          <table:table-cell table:formula="of:= [.$B$6] / ( [.$B$6] / ([.$B$5] + 273.15) + LN ( [.F98] / [.$B$4] ) ) - 273.15" office:value-type="float" office:value="99.5152817496747">
            <text:p>99,52</text:p>
          </table:table-cell>
          <table:table-cell table:formula="of:= (1024*[.$B$7])/[.D98]-[.$B$7]" office:value-type="float" office:value="998.925886143932">
            <text:p>998,93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8]+[.$B$9]" office:value-type="float" office:value="941">
            <text:p>941</text:p>
          </table:table-cell>
          <table:table-cell table:formula="of:= [.$B$6] / ( [.$B$6] / ([.$B$5] + 273.15) + LN ( [.F99] / [.$B$4] ) ) - 273.15" office:value-type="float" office:value="104.61544425166">
            <text:p>104,62</text:p>
          </table:table-cell>
          <table:table-cell table:formula="of:= (1024*[.$B$7])/[.D99]-[.$B$7]" office:value-type="float" office:value="882.040382571733">
            <text:p>882,04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99]+[.$B$9]" office:value-type="float" office:value="951">
            <text:p>951</text:p>
          </table:table-cell>
          <table:table-cell table:formula="of:= [.$B$6] / ( [.$B$6] / ([.$B$5] + 273.15) + LN ( [.F100] / [.$B$4] ) ) - 273.15" office:value-type="float" office:value="110.477779045682">
            <text:p>110,48</text:p>
          </table:table-cell>
          <table:table-cell table:formula="of:= (1024*[.$B$7])/[.D100]-[.$B$7]" office:value-type="float" office:value="767.613038906415">
            <text:p>767,61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0]+[.$B$9]" office:value-type="float" office:value="961">
            <text:p>961</text:p>
          </table:table-cell>
          <table:table-cell table:formula="of:= [.$B$6] / ( [.$B$6] / ([.$B$5] + 273.15) + LN ( [.F101] / [.$B$4] ) ) - 273.15" office:value-type="float" office:value="117.359237629673">
            <text:p>117,36</text:p>
          </table:table-cell>
          <table:table-cell table:formula="of:= (1024*[.$B$7])/[.D101]-[.$B$7]" office:value-type="float" office:value="655.567117585848">
            <text:p>655,57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1]+[.$B$9]" office:value-type="float" office:value="971">
            <text:p>971</text:p>
          </table:table-cell>
          <table:table-cell table:formula="of:= [.$B$6] / ( [.$B$6] / ([.$B$5] + 273.15) + LN ( [.F102] / [.$B$4] ) ) - 273.15" office:value-type="float" office:value="125.665192701954">
            <text:p>125,67</text:p>
          </table:table-cell>
          <table:table-cell table:formula="of:= (1024*[.$B$7])/[.D102]-[.$B$7]" office:value-type="float" office:value="545.82904222451">
            <text:p>545,83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2]+[.$B$9]" office:value-type="float" office:value="981">
            <text:p>981</text:p>
          </table:table-cell>
          <table:table-cell table:formula="of:= [.$B$6] / ( [.$B$6] / ([.$B$5] + 273.15) + LN ( [.F103] / [.$B$4] ) ) - 273.15" office:value-type="float" office:value="136.086760361256">
            <text:p>136,09</text:p>
          </table:table-cell>
          <table:table-cell table:formula="of:= (1024*[.$B$7])/[.D103]-[.$B$7]" office:value-type="float" office:value="438.328236493375">
            <text:p>438,33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3]+[.$B$9]" office:value-type="float" office:value="991">
            <text:p>991</text:p>
          </table:table-cell>
          <table:table-cell table:formula="of:= [.$B$6] / ( [.$B$6] / ([.$B$5] + 273.15) + LN ( [.F104] / [.$B$4] ) ) - 273.15" office:value-type="float" office:value="149.940025163086">
            <text:p>149,94</text:p>
          </table:table-cell>
          <table:table-cell table:formula="of:= (1024*[.$B$7])/[.D104]-[.$B$7]" office:value-type="float" office:value="332.996972754792">
            <text:p>333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4]+[.$B$9]" office:value-type="float" office:value="1001">
            <text:p>1001</text:p>
          </table:table-cell>
          <table:table-cell table:formula="of:= [.$B$6] / ( [.$B$6] / ([.$B$5] + 273.15) + LN ( [.F105] / [.$B$4] ) ) - 273.15" office:value-type="float" office:value="170.202468548222">
            <text:p>170,2</text:p>
          </table:table-cell>
          <table:table-cell table:formula="of:= (1024*[.$B$7])/[.D105]-[.$B$7]" office:value-type="float" office:value="229.770229770229">
            <text:p>229,77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5]+[.$B$9]" office:value-type="float" office:value="1011">
            <text:p>1011</text:p>
          </table:table-cell>
          <table:table-cell table:formula="of:= [.$B$6] / ( [.$B$6] / ([.$B$5] + 273.15) + LN ( [.F106] / [.$B$4] ) ) - 273.15" office:value-type="float" office:value="206.109932817774">
            <text:p>206,11</text:p>
          </table:table-cell>
          <table:table-cell table:formula="of:= (1024*[.$B$7])/[.D106]-[.$B$7]" office:value-type="float" office:value="128.585558852621">
            <text:p>128,59</text:p>
          </table:table-cell>
          <table:table-cell table:number-columns-repeated="9"/>
        </table:table-row>
        <table:table-row table:style-name="ro2">
          <table:table-cell table:number-columns-repeated="3"/>
          <table:table-cell table:formula="of:=[.D106]+[.$B$9]" office:value-type="float" office:value="1021">
            <text:p>1021</text:p>
          </table:table-cell>
          <table:table-cell table:formula="of:= [.$B$6] / ( [.$B$6] / ([.$B$5] + 273.15) + LN ( [.F107] / [.$B$4] ) ) - 273.15" office:value-type="float" office:value="330.421782447454">
            <text:p>330,42</text:p>
          </table:table-cell>
          <table:table-cell table:formula="of:= (1024*[.$B$7])/[.D107]-[.$B$7]" office:value-type="float" office:value="29.382957884427">
            <text:p>29,38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sans" svg:font-family="Lucidasans" style:font-pitch="variable"/>
    <style:font-face style:name="Nimbus Sans L1" svg:font-family="'Nimbus Sans L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Nimbus Sans L1" style:language-asian="zxx" style:country-asian="none" style:font-name-complex="Lucida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27/05/2013</text:date>, <text:time>14.38.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6-05-07T09:47:21</meta:creation-date>
    <dc:date>2013-05-27T14:38:02.38</dc:date>
    <dc:language>en-US</dc:language>
    <meta:editing-cycles>15</meta:editing-cycles>
    <meta:editing-duration>PT6H3M53S</meta:editing-duration>
    <dc:creator>hozone </dc:creator>
    <meta:document-statistic meta:table-count="3" meta:cell-count="32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188cm" style:legend-expansion="high" chart:style-name="ch2"/>
        <chart:plot-area chart:style-name="ch3" table:cell-range-address="Sheet1.D5:Sheet1.E107" svg:x="0.77cm" svg:y="0.855cm" svg:width="11.658cm" svg:height="7.545cm">
          <chartooo:coordinate-region svg:x="1.682cm" svg:y="1.068cm" svg:width="10.374cm" svg:height="7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5:Sheet1.E107" chart:class="chart:scatter">
            <chart:domain table:cell-range-address="Sheet1.D5:Sheet1.D107"/>
            <chart:data-point chart:repeated="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5:Sheet1.D107</svg:desc>
                </draw:g>
              </table:table-cell>
              <table:table-cell office:value-type="float" office:value="-86.9866893466794">
                <text:p>-86.9866893466794</text:p>
                <draw:g>
                  <svg:desc>Sheet1.E5:Sheet1.E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59.0489052963118">
                <text:p>-59.0489052963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-49.9135891412977">
                <text:p>-49.9135891412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-43.9634408067622">
                <text:p>-43.9634408067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-39.4460617644843">
                <text:p>-39.4460617644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-35.7558193623991">
                <text:p>-35.7558193623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">
                <text:p>61</text:p>
              </table:table-cell>
              <table:table-cell office:value-type="float" office:value="-32.6075884289921">
                <text:p>-32.6075884289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-29.8432634860535">
                <text:p>-29.8432634860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-27.3656062880536">
                <text:p>-27.3656062880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-25.1103463352418">
                <text:p>-25.11034633524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">
                <text:p>101</text:p>
              </table:table-cell>
              <table:table-cell office:value-type="float" office:value="-23.0326809749799">
                <text:p>-23.0326809749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">
                <text:p>111</text:p>
              </table:table-cell>
              <table:table-cell office:value-type="float" office:value="-21.1000697062246">
                <text:p>-21.100069706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1">
                <text:p>121</text:p>
              </table:table-cell>
              <table:table-cell office:value-type="float" office:value="-19.2880926801525">
                <text:p>-19.288092680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">
                <text:p>131</text:p>
              </table:table-cell>
              <table:table-cell office:value-type="float" office:value="-17.5779282375449">
                <text:p>-17.5779282375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">
                <text:p>141</text:p>
              </table:table-cell>
              <table:table-cell office:value-type="float" office:value="-15.9547429901093">
                <text:p>-15.9547429901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1">
                <text:p>151</text:p>
              </table:table-cell>
              <table:table-cell office:value-type="float" office:value="-14.4066239090985">
                <text:p>-14.4066239090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-12.9238466242217">
                <text:p>-12.9238466242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-11.4983600500244">
                <text:p>-11.49836005002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1">
                <text:p>181</text:p>
              </table:table-cell>
              <table:table-cell office:value-type="float" office:value="-10.1234146284011">
                <text:p>-10.12341462840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-8.79328853235478">
                <text:p>-8.79328853235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  <table:table-cell office:value-type="float" office:value="-7.50308228976547">
                <text:p>-7.50308228976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1">
                <text:p>211</text:p>
              </table:table-cell>
              <table:table-cell office:value-type="float" office:value="-6.24856220182329">
                <text:p>-6.248562201823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1">
                <text:p>221</text:p>
              </table:table-cell>
              <table:table-cell office:value-type="float" office:value="-5.0260392107997">
                <text:p>-5.0260392107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">
                <text:p>231</text:p>
              </table:table-cell>
              <table:table-cell office:value-type="float" office:value="-3.83227395182325">
                <text:p>-3.83227395182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">
                <text:p>241</text:p>
              </table:table-cell>
              <table:table-cell office:value-type="float" office:value="-2.66440143498363">
                <text:p>-2.664401434983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">
                <text:p>251</text:p>
              </table:table-cell>
              <table:table-cell office:value-type="float" office:value="-1.51987064352409">
                <text:p>-1.519870643524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1">
                <text:p>261</text:p>
              </table:table-cell>
              <table:table-cell office:value-type="float" office:value="-0.396395604879956">
                <text:p>-0.396395604879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1">
                <text:p>271</text:p>
              </table:table-cell>
              <table:table-cell office:value-type="float" office:value="0.708084615612677">
                <text:p>0.7080846156126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1">
                <text:p>281</text:p>
              </table:table-cell>
              <table:table-cell office:value-type="float" office:value="1.79543891136211">
                <text:p>1.79543891136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1">
                <text:p>291</text:p>
              </table:table-cell>
              <table:table-cell office:value-type="float" office:value="2.86737157356509">
                <text:p>2.86737157356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1">
                <text:p>301</text:p>
              </table:table-cell>
              <table:table-cell office:value-type="float" office:value="3.92544528688495">
                <text:p>3.92544528688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">
                <text:p>311</text:p>
              </table:table-cell>
              <table:table-cell office:value-type="float" office:value="4.97110054550222">
                <text:p>4.97110054550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1">
                <text:p>321</text:p>
              </table:table-cell>
              <table:table-cell office:value-type="float" office:value="6.00567216550235">
                <text:p>6.00567216550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">
                <text:p>331</text:p>
              </table:table-cell>
              <table:table-cell office:value-type="float" office:value="7.03040342738461">
                <text:p>7.03040342738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1">
                <text:p>341</text:p>
              </table:table-cell>
              <table:table-cell office:value-type="float" office:value="8.04645827382291">
                <text:p>8.04645827382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1">
                <text:p>351</text:p>
              </table:table-cell>
              <table:table-cell office:value-type="float" office:value="9.05493190406611">
                <text:p>9.054931904066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">
                <text:p>361</text:p>
              </table:table-cell>
              <table:table-cell office:value-type="float" office:value="10.0568600413216">
                <text:p>10.0568600413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1">
                <text:p>371</text:p>
              </table:table-cell>
              <table:table-cell office:value-type="float" office:value="11.0532270985865">
                <text:p>11.05322709858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1">
                <text:p>381</text:p>
              </table:table-cell>
              <table:table-cell office:value-type="float" office:value="12.0449734283453">
                <text:p>12.04497342834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">
                <text:p>391</text:p>
              </table:table-cell>
              <table:table-cell office:value-type="float" office:value="13.0330018098583">
                <text:p>13.03300180985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1">
                <text:p>401</text:p>
              </table:table-cell>
              <table:table-cell office:value-type="float" office:value="14.0181833025752">
                <text:p>14.0181833025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">
                <text:p>411</text:p>
              </table:table-cell>
              <table:table-cell office:value-type="float" office:value="15.0013625741211">
                <text:p>15.00136257412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">
                <text:p>421</text:p>
              </table:table-cell>
              <table:table-cell office:value-type="float" office:value="15.9833627952526">
                <text:p>15.9833627952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1">
                <text:p>431</text:p>
              </table:table-cell>
              <table:table-cell office:value-type="float" office:value="16.9649901813689">
                <text:p>16.9649901813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1">
                <text:p>441</text:p>
              </table:table-cell>
              <table:table-cell office:value-type="float" office:value="17.9470382499636">
                <text:p>17.9470382499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1">
                <text:p>451</text:p>
              </table:table-cell>
              <table:table-cell office:value-type="float" office:value="18.9302918553336">
                <text:p>18.9302918553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1">
                <text:p>461</text:p>
              </table:table-cell>
              <table:table-cell office:value-type="float" office:value="19.9155310555776">
                <text:p>19.91553105557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1">
                <text:p>471</text:p>
              </table:table-cell>
              <table:table-cell office:value-type="float" office:value="20.9035348621178">
                <text:p>20.9035348621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1">
                <text:p>481</text:p>
              </table:table-cell>
              <table:table-cell office:value-type="float" office:value="21.8950849184769">
                <text:p>21.8950849184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">
                <text:p>491</text:p>
              </table:table-cell>
              <table:table-cell office:value-type="float" office:value="22.8909691526675">
                <text:p>22.8909691526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1">
                <text:p>501</text:p>
              </table:table-cell>
              <table:table-cell office:value-type="float" office:value="23.8919854462176">
                <text:p>23.89198544621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1">
                <text:p>511</text:p>
              </table:table-cell>
              <table:table-cell office:value-type="float" office:value="24.8989453624732">
                <text:p>24.8989453624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1">
                <text:p>521</text:p>
              </table:table-cell>
              <table:table-cell office:value-type="float" office:value="25.9126779773742">
                <text:p>25.91267797737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1">
                <text:p>531</text:p>
              </table:table-cell>
              <table:table-cell office:value-type="float" office:value="26.9340338573931">
                <text:p>26.93403385739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1">
                <text:p>541</text:p>
              </table:table-cell>
              <table:table-cell office:value-type="float" office:value="27.9638892317774">
                <text:p>27.9638892317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">
                <text:p>551</text:p>
              </table:table-cell>
              <table:table-cell office:value-type="float" office:value="29.0031504097366">
                <text:p>29.0031504097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1">
                <text:p>561</text:p>
              </table:table-cell>
              <table:table-cell office:value-type="float" office:value="30.0527584978497">
                <text:p>30.0527584978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">
                <text:p>571</text:p>
              </table:table-cell>
              <table:table-cell office:value-type="float" office:value="31.1136944788934">
                <text:p>31.11369447889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1">
                <text:p>581</text:p>
              </table:table-cell>
              <table:table-cell office:value-type="float" office:value="32.1869847207055">
                <text:p>32.1869847207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1">
                <text:p>591</text:p>
              </table:table-cell>
              <table:table-cell office:value-type="float" office:value="33.2737069928372">
                <text:p>33.27370699283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1">
                <text:p>601</text:p>
              </table:table-cell>
              <table:table-cell office:value-type="float" office:value="34.3749970799594">
                <text:p>34.37499707995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1">
                <text:p>611</text:p>
              </table:table-cell>
              <table:table-cell office:value-type="float" office:value="35.49205609466">
                <text:p>35.49205609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">
                <text:p>621</text:p>
              </table:table-cell>
              <table:table-cell office:value-type="float" office:value="36.6261586089435">
                <text:p>36.6261586089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1">
                <text:p>631</text:p>
              </table:table-cell>
              <table:table-cell office:value-type="float" office:value="37.7786617440727">
                <text:p>37.7786617440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1">
                <text:p>641</text:p>
              </table:table-cell>
              <table:table-cell office:value-type="float" office:value="38.9510153832225">
                <text:p>38.95101538322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1">
                <text:p>651</text:p>
              </table:table-cell>
              <table:table-cell office:value-type="float" office:value="40.1447737018317">
                <text:p>40.1447737018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1">
                <text:p>661</text:p>
              </table:table-cell>
              <table:table-cell office:value-type="float" office:value="41.3616082479165">
                <text:p>41.3616082479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1">
                <text:p>671</text:p>
              </table:table-cell>
              <table:table-cell office:value-type="float" office:value="42.6033228507364">
                <text:p>42.60332285073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1">
                <text:p>681</text:p>
              </table:table-cell>
              <table:table-cell office:value-type="float" office:value="43.8718706934023">
                <text:p>43.8718706934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">
                <text:p>691</text:p>
              </table:table-cell>
              <table:table-cell office:value-type="float" office:value="45.1693739562892">
                <text:p>45.1693739562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1">
                <text:p>701</text:p>
              </table:table-cell>
              <table:table-cell office:value-type="float" office:value="46.4981465274566">
                <text:p>46.4981465274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1">
                <text:p>711</text:p>
              </table:table-cell>
              <table:table-cell office:value-type="float" office:value="47.8607203889278">
                <text:p>47.86072038892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1">
                <text:p>721</text:p>
              </table:table-cell>
              <table:table-cell office:value-type="float" office:value="49.2598764306555">
                <text:p>49.2598764306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">
                <text:p>731</text:p>
              </table:table-cell>
              <table:table-cell office:value-type="float" office:value="50.6986806267489">
                <text:p>50.69868062674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">
                <text:p>741</text:p>
              </table:table-cell>
              <table:table-cell office:value-type="float" office:value="52.1805267438675">
                <text:p>52.18052674386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1">
                <text:p>751</text:p>
              </table:table-cell>
              <table:table-cell office:value-type="float" office:value="53.7091870571615">
                <text:p>53.7091870571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1">
                <text:p>761</text:p>
              </table:table-cell>
              <table:table-cell office:value-type="float" office:value="55.2888729490891">
                <text:p>55.28887294908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1">
                <text:p>771</text:p>
              </table:table-cell>
              <table:table-cell office:value-type="float" office:value="56.9243077948829">
                <text:p>56.9243077948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1">
                <text:p>781</text:p>
              </table:table-cell>
              <table:table-cell office:value-type="float" office:value="58.6208152435768">
                <text:p>58.6208152435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1">
                <text:p>791</text:p>
              </table:table-cell>
              <table:table-cell office:value-type="float" office:value="60.3844269543969">
                <text:p>60.38442695439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">
                <text:p>801</text:p>
              </table:table-cell>
              <table:table-cell office:value-type="float" office:value="62.2220151453192">
                <text:p>62.2220151453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1">
                <text:p>811</text:p>
              </table:table-cell>
              <table:table-cell office:value-type="float" office:value="64.1414571015535">
                <text:p>64.14145710155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1">
                <text:p>821</text:p>
              </table:table-cell>
              <table:table-cell office:value-type="float" office:value="66.151841297958">
                <text:p>66.1518412979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1">
                <text:p>831</text:p>
              </table:table-cell>
              <table:table-cell office:value-type="float" office:value="68.2637283477703">
                <text:p>68.26372834777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1">
                <text:p>841</text:p>
              </table:table-cell>
              <table:table-cell office:value-type="float" office:value="70.4894851227988">
                <text:p>70.48948512279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1">
                <text:p>851</text:p>
              </table:table-cell>
              <table:table-cell office:value-type="float" office:value="72.8437179233096">
                <text:p>72.8437179233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1">
                <text:p>861</text:p>
              </table:table-cell>
              <table:table-cell office:value-type="float" office:value="75.3438418446507">
                <text:p>75.3438418446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1">
                <text:p>871</text:p>
              </table:table-cell>
              <table:table-cell office:value-type="float" office:value="78.0108407041054">
                <text:p>78.0108407041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1">
                <text:p>881</text:p>
              </table:table-cell>
              <table:table-cell office:value-type="float" office:value="80.8702988192147">
                <text:p>80.8702988192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1">
                <text:p>891</text:p>
              </table:table-cell>
              <table:table-cell office:value-type="float" office:value="83.9538291666585">
                <text:p>83.95382916665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1">
                <text:p>901</text:p>
              </table:table-cell>
              <table:table-cell office:value-type="float" office:value="87.3010939644622">
                <text:p>87.3010939644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1">
                <text:p>911</text:p>
              </table:table-cell>
              <table:table-cell office:value-type="float" office:value="90.9627360503371">
                <text:p>90.9627360503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1">
                <text:p>921</text:p>
              </table:table-cell>
              <table:table-cell office:value-type="float" office:value="95.0047569251189">
                <text:p>95.00475692511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1">
                <text:p>931</text:p>
              </table:table-cell>
              <table:table-cell office:value-type="float" office:value="99.5152817496747">
                <text:p>99.515281749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1">
                <text:p>941</text:p>
              </table:table-cell>
              <table:table-cell office:value-type="float" office:value="104.61544425166">
                <text:p>104.61544425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1">
                <text:p>951</text:p>
              </table:table-cell>
              <table:table-cell office:value-type="float" office:value="110.477779045682">
                <text:p>110.477779045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1">
                <text:p>961</text:p>
              </table:table-cell>
              <table:table-cell office:value-type="float" office:value="117.359237629673">
                <text:p>117.3592376296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1">
                <text:p>971</text:p>
              </table:table-cell>
              <table:table-cell office:value-type="float" office:value="125.665192701954">
                <text:p>125.665192701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1">
                <text:p>981</text:p>
              </table:table-cell>
              <table:table-cell office:value-type="float" office:value="136.086760361256">
                <text:p>136.0867603612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1">
                <text:p>991</text:p>
              </table:table-cell>
              <table:table-cell office:value-type="float" office:value="149.940025163086">
                <text:p>149.9400251630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1">
                <text:p>1001</text:p>
              </table:table-cell>
              <table:table-cell office:value-type="float" office:value="170.202468548222">
                <text:p>170.2024685482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1">
                <text:p>1011</text:p>
              </table:table-cell>
              <table:table-cell office:value-type="float" office:value="206.109932817774">
                <text:p>206.1099328177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1">
                <text:p>1021</text:p>
              </table:table-cell>
              <table:table-cell office:value-type="float" office:value="330.421782447454">
                <text:p>330.421782447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